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7000000303361AFA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officeooo:rsid="001b35c1" officeooo:paragraph-rsid="001b35c1"/>
    </style:style>
    <style:style style:name="P3" style:family="paragraph" style:parent-style-name="Standard">
      <style:text-properties fo:font-style="italic" style:text-underline-style="none" style:font-style-asian="italic" style:font-style-complex="italic"/>
    </style:style>
    <style:style style:name="P4" style:family="paragraph" style:parent-style-name="Standard">
      <style:text-properties fo:font-style="italic" style:text-underline-style="none" officeooo:paragraph-rsid="001ef6e4" style:font-style-asian="italic" style:font-style-complex="italic"/>
    </style:style>
    <style:style style:name="P5" style:family="paragraph" style:parent-style-name="Standard">
      <style:text-properties fo:font-style="italic" style:text-underline-style="none" officeooo:rsid="001b35c1" officeooo:paragraph-rsid="001b35c1" style:font-style-asian="italic" style:font-style-complex="italic"/>
    </style:style>
    <style:style style:name="P6" style:family="paragraph" style:parent-style-name="Standard">
      <style:text-properties fo:font-style="italic" style:text-underline-style="none" officeooo:rsid="00227724" officeooo:paragraph-rsid="00227724" style:font-style-asian="italic" style:font-style-complex="italic"/>
    </style:style>
    <style:style style:name="P7" style:family="paragraph" style:parent-style-name="Standard">
      <style:text-properties fo:font-style="italic" style:text-underline-style="none" officeooo:rsid="001ef6e4" officeooo:paragraph-rsid="001ef6e4" style:font-style-asian="italic" style:font-style-complex="italic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fo:font-style="italic" officeooo:paragraph-rsid="0027063e" style:font-style-asian="italic" style:font-style-complex="italic"/>
    </style:style>
    <style:style style:name="P10" style:family="paragraph" style:parent-style-name="Standard">
      <style:text-properties fo:font-style="normal" style:text-underline-style="none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paragraph-rsid="00179c76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2914c5" officeooo:paragraph-rsid="00179c76" style:font-style-asian="normal" style:font-style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4" style:family="paragraph" style:parent-style-name="Standard">
      <style:text-properties style:text-underline-style="solid" style:text-underline-width="auto" style:text-underline-color="font-color" officeooo:paragraph-rsid="00258beb"/>
    </style:style>
    <style:style style:name="P15" style:family="paragraph" style:parent-style-name="Standard">
      <style:text-properties officeooo:paragraph-rsid="001b35c1"/>
    </style:style>
    <style:style style:name="P16" style:family="paragraph" style:parent-style-name="Standard">
      <style:text-properties fo:color="#008000" fo:font-style="normal" officeooo:paragraph-rsid="002d7c8f" style:font-style-asian="normal" style:font-style-complex="normal"/>
    </style:style>
    <style:style style:name="P17" style:family="paragraph" style:parent-style-name="Standard">
      <style:text-properties officeooo:paragraph-rsid="0027063e"/>
    </style:style>
    <style:style style:name="P18" style:family="paragraph" style:parent-style-name="Standard">
      <style:text-properties style:use-window-font-color="true" fo:font-style="italic" officeooo:paragraph-rsid="0027063e" style:font-style-asian="italic" style:font-style-complex="italic"/>
    </style:style>
    <style:style style:name="P19" style:family="paragraph" style:parent-style-name="Standard">
      <style:text-properties style:use-window-font-color="true" fo:font-style="italic" style:text-underline-style="none" officeooo:rsid="001b35c1" officeooo:paragraph-rsid="0027063e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fo:color="#b80047" fo:font-size="13pt" style:text-underline-style="solid" style:text-underline-width="auto" style:text-underline-color="font-color" fo:font-weight="bold" officeooo:paragraph-rsid="00151ced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5pt" fo:font-weight="bold" officeooo:paragraph-rsid="0038d741" style:font-size-asian="15pt" style:font-weight-asian="bold" style:font-size-complex="15pt" style:font-weight-complex="bold"/>
    </style:style>
    <style:style style:name="P24" style:family="paragraph" style:parent-style-name="Standard">
      <style:text-properties officeooo:paragraph-rsid="003a933a"/>
    </style:style>
    <style:style style:name="P25" style:family="paragraph" style:parent-style-name="Preformatted_20_Text">
      <style:text-properties fo:font-style="italic" style:text-underline-style="none" style:font-style-asian="italic" style:font-style-complex="italic"/>
    </style:style>
    <style:style style:name="P26" style:family="paragraph" style:parent-style-name="Standard">
      <style:text-properties officeooo:rsid="003a933a" officeooo:paragraph-rsid="003a933a"/>
    </style:style>
    <style:style style:name="P27" style:family="paragraph" style:parent-style-name="Standard">
      <style:text-properties officeooo:rsid="003a933a" officeooo:paragraph-rsid="003bcfb6"/>
    </style:style>
    <style:style style:name="P28" style:family="paragraph" style:parent-style-name="Standard">
      <style:text-properties fo:font-style="normal" style:text-underline-style="none" officeooo:rsid="003a933a" officeooo:paragraph-rsid="003a933a" style:font-style-asian="normal" style:font-style-complex="normal"/>
    </style:style>
    <style:style style:name="P29" style:family="paragraph" style:parent-style-name="Standard">
      <style:paragraph-properties fo:text-align="center" style:justify-single-word="false"/>
      <style:text-properties fo:font-style="normal" style:text-underline-style="none" officeooo:paragraph-rsid="00368c91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51ced"/>
    </style:style>
    <style:style style:name="T3" style:family="text">
      <style:text-properties style:text-underline-style="none" officeooo:rsid="0018f75f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151ced" style:font-weight-asian="bold" style:font-weight-complex="bold"/>
    </style:style>
    <style:style style:name="T6" style:family="text">
      <style:text-properties style:text-underline-style="none" fo:font-weight="bold" officeooo:rsid="0018f75f" style:font-weight-asian="bold" style:font-weight-complex="bold"/>
    </style:style>
    <style:style style:name="T7" style:family="text">
      <style:text-properties style:text-underline-style="none" officeooo:rsid="002d7c8f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3a4a4" style:font-style-asian="normal" style:font-style-complex="normal"/>
    </style:style>
    <style:style style:name="T12" style:family="text">
      <style:text-properties fo:font-style="italic" officeooo:rsid="00179c76" style:font-style-asian="italic" style:font-style-complex="italic"/>
    </style:style>
    <style:style style:name="T13" style:family="text">
      <style:text-properties fo:font-style="italic" officeooo:rsid="0018f75f" style:font-style-asian="italic" style:font-style-complex="italic"/>
    </style:style>
    <style:style style:name="T14" style:family="text">
      <style:text-properties fo:font-style="italic" officeooo:rsid="002715a9" style:font-style-asian="italic" style:font-style-complex="italic"/>
    </style:style>
    <style:style style:name="T15" style:family="text">
      <style:text-properties fo:font-style="italic" style:text-underline-style="none" officeooo:rsid="0027063e" style:font-style-asian="italic" style:font-style-complex="italic"/>
    </style:style>
    <style:style style:name="T16" style:family="text">
      <style:text-properties fo:font-style="italic" style:text-underline-style="none" officeooo:rsid="001b35c1" style:font-style-asian="italic" style:font-style-complex="italic"/>
    </style:style>
    <style:style style:name="T17" style:family="text">
      <style:text-properties fo:font-style="italic" style:text-underline-style="none" officeooo:rsid="002d7c8f" style:font-style-asian="italic" style:font-style-complex="italic"/>
    </style:style>
    <style:style style:name="T18" style:family="text">
      <style:text-properties officeooo:rsid="00179c76"/>
    </style:style>
    <style:style style:name="T19" style:family="text">
      <style:text-properties officeooo:rsid="001b35c1"/>
    </style:style>
    <style:style style:name="T20" style:family="text">
      <style:text-properties officeooo:rsid="001ef6e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ce906" style:font-weight-asian="bold" style:font-weight-complex="bold"/>
    </style:style>
    <style:style style:name="T23" style:family="text">
      <style:text-properties fo:font-weight="bold" officeooo:rsid="001643eb" style:font-weight-asian="bold" style:font-weight-complex="bold"/>
    </style:style>
    <style:style style:name="T24" style:family="text">
      <style:text-properties fo:font-weight="bold" officeooo:rsid="001b35c1" style:font-weight-asian="bold" style:font-weight-complex="bold"/>
    </style:style>
    <style:style style:name="T25" style:family="text">
      <style:text-properties fo:font-weight="bold" officeooo:rsid="002092b7" style:font-weight-asian="bold" style:font-weight-complex="bold"/>
    </style:style>
    <style:style style:name="T26" style:family="text">
      <style:text-properties fo:font-weight="bold" officeooo:rsid="00227724" style:font-weight-asian="bold" style:font-weight-complex="bold"/>
    </style:style>
    <style:style style:name="T27" style:family="text">
      <style:text-properties officeooo:rsid="002092b7"/>
    </style:style>
    <style:style style:name="T28" style:family="text">
      <style:text-properties officeooo:rsid="0023a4a4"/>
    </style:style>
    <style:style style:name="T29" style:family="text">
      <style:text-properties fo:color="#008000" style:text-underline-style="none" officeooo:rsid="001b35c1"/>
    </style:style>
    <style:style style:name="T30" style:family="text">
      <style:text-properties fo:color="#008000" style:text-underline-style="none" officeooo:rsid="0027063e"/>
    </style:style>
    <style:style style:name="T31" style:family="text">
      <style:text-properties fo:color="#008000" style:text-underline-style="none" officeooo:rsid="002d7c8f"/>
    </style:style>
    <style:style style:name="T32" style:family="text">
      <style:text-properties officeooo:rsid="002914c5"/>
    </style:style>
    <style:style style:name="T33" style:family="text">
      <style:text-properties officeooo:rsid="0029c5c5"/>
    </style:style>
    <style:style style:name="T34" style:family="text">
      <style:text-properties officeooo:rsid="00341de2"/>
    </style:style>
    <style:style style:name="T35" style:family="text">
      <style:text-properties style:use-window-font-color="true" style:text-underline-style="none" officeooo:rsid="0027063e"/>
    </style:style>
    <style:style style:name="T36" style:family="text">
      <style:text-properties style:use-window-font-color="true" style:text-underline-style="none" officeooo:rsid="001b35c1"/>
    </style:style>
    <style:style style:name="T37" style:family="text">
      <style:text-properties style:use-window-font-color="true" style:text-underline-style="none" officeooo:rsid="002d7c8f"/>
    </style:style>
    <style:style style:name="T38" style:family="text">
      <style:text-properties style:use-window-font-color="true" style:text-underline-style="none" officeooo:rsid="0034b3a9"/>
    </style:style>
    <style:style style:name="T39" style:family="text">
      <style:text-properties officeooo:rsid="00368c91"/>
    </style:style>
    <style:style style:name="T40" style:family="text">
      <style:text-properties officeooo:rsid="003a933a"/>
    </style:style>
    <style:style style:name="T41" style:family="text">
      <style:text-properties officeooo:rsid="003bcfb6"/>
    </style:style>
    <style:style style:name="T42" style:family="text">
      <style:text-properties officeooo:rsid="003d903b"/>
    </style:style>
    <style:style style:name="T43" style:family="text">
      <style:text-properties officeooo:rsid="003e9b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graphics1" text:anchor-type="paragraph" svg:x="12.635cm" svg:y="0.263cm" svg:width="1.125cm" svg:height="1.385cm" draw:z-index="0"><draw:image xlink:href="Pictures/1000020100000027000000303361AFA6.png" xlink:type="simple" xlink:show="embed" xlink:actuate="onLoad"/></draw:frame><text:tab/><text:tab/></text:p>
      <text:p text:style-name="P23"><text:tab/><text:tab/><text:tab/><text:tab/>O<text:span text:style-name="T34">pen</text:span>CV 2.2</text:p>
      <text:p text:style-name="P22"/>
      <text:p text:style-name="P20"/>
      <text:p text:style-name="P21"><text:span text:style-name="T33">I</text:span>nstallation sou<text:span text:style-name="T10">s Ubuntu 10.x :</text:span></text:p>
      <text:p text:style-name="P1"/>
      <text:p text:style-name="P14"><text:span text:style-name="T2">- </text:span><text:span text:style-name="T5">T</text:span><text:span text:style-name="T4">élécharg</text:span><text:span text:style-name="T5">er </text:span><text:span text:style-name="T6">et décompresser</text:span><text:span text:style-name="T3"> </text:span><text:span text:style-name="T1">: </text:span></text:p>
      <text:p text:style-name="P14"><text:a xlink:type="simple" xlink:href="http://sourceforge.net/projects/opencvlibrary/files/opencv-unix/2.2/">http://sourceforge.net/projects/opencvlibrary/files/opencv-unix/2.2/</text:a></text:p>
      <text:p text:style-name="P5">exemple dans /home/julien/Downloads/ OpenCV-2.2.0</text:p>
      <text:p text:style-name="P2"/>
      <text:p text:style-name="P1">- <text:span text:style-name="T22">I</text:span><text:span text:style-name="T21">nstaller les packages suivants</text:span> :</text:p>
      <text:p text:style-name="P3">sudo apt-get install cmake</text:p>
      <text:p text:style-name="P3">sudo apt-get install libgtk2.0-dev</text:p>
      <text:p text:style-name="P3">sudo apt-get install pkg-config</text:p>
      <text:p text:style-name="P3">sudo apt-get install libcv-dev</text:p>
      <text:p text:style-name="P3">sudo apt-get install libhighgui-dev</text:p>
      <text:p text:style-name="P3"/>
      <text:p text:style-name="P15">- <text:span text:style-name="T23">C</text:span><text:span text:style-name="T21">réer </text:span><text:span text:style-name="T24">un nouveau</text:span><text:span text:style-name="T21"> dossier, où sera </text:span><text:span text:style-name="T24">installé OpenCV, </text:span><text:span text:style-name="T25">et s'y placer :</text:span></text:p>
      <text:p text:style-name="P4"><text:span text:style-name="T27">mkdir </text:span><text:span text:style-name="T19">/home/julien/</text:span><text:span text:style-name="T20">OpenCV_2.2</text:span></text:p>
      <text:p text:style-name="P6">cd /home/julien/OpenCV_2.2/</text:p>
      <text:p text:style-name="P7"/>
      <text:p text:style-name="P17"><text:span text:style-name="T20">-</text:span> <text:span text:style-name="T26">E</text:span><text:span text:style-name="T21">xécuter successivement</text:span> :</text:p>
      <text:p text:style-name="P9"><text:span text:style-name="T28">sudo cmake -D CMAKE_INSTALL_PREFIX=/usr/local/</text:span><text:span text:style-name="T11"> </text:span><text:span text:style-name="T29"><text:s/></text:span><text:span text:style-name="T30">&lt;</text:span><text:span text:style-name="T31">Folder&gt;</text:span></text:p>
      <text:p text:style-name="P16"><text:span text:style-name="T15"><text:tab/>&lt;</text:span><text:span text:style-name="T17">Folder&gt;</text:span><text:span text:style-name="T7"> </text:span><text:span text:style-name="T35">étant le chemin du </text:span><text:span text:style-name="T36">dossier </text:span><text:span text:style-name="T37">qui </text:span><text:span text:style-name="T36">cont</text:span><text:span text:style-name="T37">ient</text:span><text:span text:style-name="T36"> les sources opencv précédemment </text:span><text:span text:style-name="T38"><text:tab/></text:span><text:span text:style-name="T36">téléchargées, </text:span><text:span text:style-name="T37">exemple</text:span><text:span text:style-name="T7"> : </text:span><text:span text:style-name="T16">/home/julien/Downloads/ OpenCV-2.2.0</text:span></text:p>
      <text:p text:style-name="P18">sudo make </text:p>
      <text:p text:style-name="P18">sudo make install</text:p>
      <text:p text:style-name="P19">sudo ldconfig</text:p>
      <text:p text:style-name="P8"/>
      <text:p text:style-name="P8"/>
      <text:p text:style-name="P13">Utilisation d'OpenCV 2.2</text:p>
      <text:p text:style-name="P10"/>
      <text:p text:style-name="P11">Une nouvelle version du framework Open Computer Vision est sortie en décembre 2010, la version 2.2. <text:span text:style-name="T32">(</text:span><text:span text:style-name="T13">Pour </text:span><text:span text:style-name="T14">la l</text:span><text:span text:style-name="T12">iste complète des changements</text:span><text:span text:style-name="T18">: </text:span><text:a xlink:type="simple" xlink:href="http://opencv.willowgarage.com/wiki/OpenCV%20Change%20Logs"><text:span text:style-name="T18">http://opencv.willowgarage.com/wiki/OpenCV%20Change%20Logs</text:span></text:a><text:span text:style-name="T18"> </text:span><text:span text:style-name="T32">)</text:span></text:p>
      <text:p text:style-name="P12"/>
      <text:p text:style-name="P11">La structure interne a été modifiée, et les anciennes bibliothèques sont maintenant décomposées en plus petits modules, qu'il faut charge<text:span text:style-name="T18">r</text:span> indépendamment.</text:p>
      <text:p text:style-name="P11"/>
      <text:p text:style-name="P10">Dans le code, la procédure recommandée pour inclure les composants d'opencv est de la forme :</text:p>
      <text:p text:style-name="P3">#include &lt;opencv2/core/core.hpp&gt;</text:p>
      <text:p text:style-name="P10"/>
      <text:p text:style-name="P10">Et les nouveaux arguments au niveau du linker sont : </text:p>
      <text:p text:style-name="P25">-lopencv_core</text:p>
      <text:p text:style-name="P25">-lopencv_imgproc</text:p>
      <text:p text:style-name="P25">-lopencv_calib3d</text:p>
      <text:p text:style-name="P25">-lopencv_video</text:p>
      <text:p text:style-name="P25">-lopencv_features2d</text:p>
      <text:p text:style-name="P25">-lopencv_ml</text:p>
      <text:p text:style-name="P25">-lopencv_highgui</text:p>
      <text:p text:style-name="P25">-lopencv_objdetect</text:p>
      <text:p text:style-name="P25">-lopencv_contrib</text:p>
      <text:p text:style-name="P25">-lopencv_legacy</text:p>
      <text:p text:style-name="P26"><text:soft-page-break/>Documentation :</text:p>
      <text:p text:style-name="P27"><text:span text:style-name="T41">une fois l'installation terminée : /usr/local/share/opencv/doc</text:span></text:p>
      <text:p text:style-name="P24"><text:a xlink:type="simple" xlink:href="http://opencv.willowgarage.com/documentation/c/index.html"><text:span text:style-name="T40">http://opencv.willowgarage.com/documentation/c/index.html</text:span></text:a><text:span text:style-name="T40"> (C)</text:span></text:p>
      <text:p text:style-name="P24"><text:a xlink:type="simple" xlink:href="http://opencv.willowgarage.com/documentation/cpp/index.html"><text:span text:style-name="T40">http://opencv.willowgarage.com/documentation/cpp/index.html</text:span></text:a><text:span text:style-name="T40"> (C++)</text:span></text:p>
      <text:p text:style-name="P26"/>
      <text:p text:style-name="Standard"><text:span text:style-name="Emphasis"><text:span text:style-name="T8">Des exemples d'utilisation des nouvelles fonctionnalités peuvent être trouvés ici :</text:span></text:span></text:p>
      <text:p text:style-name="Standard"><text:a xlink:type="simple" xlink:href="https://code.ros.org/svn/opencv/trunk/opencv/samples"><text:span text:style-name="Emphasis"><text:span text:style-name="T9">https://code.ros.org/svn/opencv/trunk/opencv/samples</text:span></text:span></text:a></text:p>
      <text:p text:style-name="P10"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9"><text:span text:style-name="T39">Source :</text:span></text:p>
      <text:p text:style-name="P29"><text:a xlink:type="simple" xlink:href="http://opencv.willowgarage.com/wiki/InstallGuide">http://opencv.willowgarage.com/wiki/InstallGuid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10T20:56:51.66</meta:creation-date>
    <dc:date>2011-01-18T22:47:21</dc:date>
    <dc:creator>Julien </dc:creator>
    <meta:editing-duration>PT05H24M17S</meta:editing-duration>
    <meta:editing-cycles>119</meta:editing-cycles>
    <meta:generator>OpenOffice.org/3.2$Linux OpenOffice.org_project/320m19$Build-9505</meta:generator>
    <meta:document-statistic meta:table-count="0" meta:image-count="1" meta:object-count="0" meta:page-count="2" meta:paragraph-count="46" meta:word-count="206" meta:character-count="1883"/>
  </office:meta>
</office:document-meta>
</file>